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9c05" officeooo:paragraph-rsid="001f9c05"/>
    </style:style>
    <style:style style:name="P2" style:family="paragraph" style:parent-style-name="Standard">
      <style:text-properties officeooo:rsid="002026f6" officeooo:paragraph-rsid="002026f6"/>
    </style:style>
    <style:style style:name="P3" style:family="paragraph" style:parent-style-name="Standard">
      <style:text-properties officeooo:rsid="0023b25d" officeooo:paragraph-rsid="0023b25d"/>
    </style:style>
    <style:style style:name="P4" style:family="paragraph" style:parent-style-name="Standard">
      <style:text-properties officeooo:rsid="0023b25d" officeooo:paragraph-rsid="0024004d"/>
    </style:style>
    <style:style style:name="P5" style:family="paragraph" style:parent-style-name="Standard">
      <style:text-properties officeooo:rsid="0024701d" officeooo:paragraph-rsid="0024701d"/>
    </style:style>
    <style:style style:name="P6" style:family="paragraph" style:parent-style-name="Standard">
      <style:text-properties officeooo:rsid="00251162" officeooo:paragraph-rsid="00251162"/>
    </style:style>
    <style:style style:name="P7" style:family="paragraph" style:parent-style-name="Standard">
      <style:text-properties officeooo:rsid="0026646f" officeooo:paragraph-rsid="0026646f"/>
    </style:style>
    <style:style style:name="P8" style:family="paragraph" style:parent-style-name="Standard">
      <style:text-properties officeooo:rsid="00270890" officeooo:paragraph-rsid="00270890"/>
    </style:style>
    <style:style style:name="P9" style:family="paragraph" style:parent-style-name="Standard">
      <style:text-properties officeooo:rsid="0029a585" officeooo:paragraph-rsid="0029a585"/>
    </style:style>
    <style:style style:name="P10" style:family="paragraph" style:parent-style-name="Standard">
      <style:paragraph-properties fo:break-before="page"/>
      <style:text-properties officeooo:rsid="0029a585" officeooo:paragraph-rsid="0029a585"/>
    </style:style>
    <style:style style:name="P11" style:family="paragraph" style:parent-style-name="Standard">
      <style:text-properties officeooo:rsid="002a9cd5" officeooo:paragraph-rsid="002a9cd5"/>
    </style:style>
    <style:style style:name="P12" style:family="paragraph" style:parent-style-name="Standard">
      <style:text-properties officeooo:rsid="002b21a2" officeooo:paragraph-rsid="002b21a2"/>
    </style:style>
    <style:style style:name="P13" style:family="paragraph" style:parent-style-name="Standard">
      <style:text-properties officeooo:rsid="002cd1b6" officeooo:paragraph-rsid="002cd1b6"/>
    </style:style>
    <style:style style:name="P14" style:family="paragraph" style:parent-style-name="Standard">
      <style:text-properties officeooo:rsid="002e19f8" officeooo:paragraph-rsid="002f6998"/>
    </style:style>
    <style:style style:name="P15" style:family="paragraph" style:parent-style-name="Standard">
      <style:text-properties officeooo:rsid="002f6998" officeooo:paragraph-rsid="002f6998"/>
    </style:style>
    <style:style style:name="P16" style:family="paragraph" style:parent-style-name="Standard">
      <style:text-properties officeooo:rsid="00314573" officeooo:paragraph-rsid="00314573"/>
    </style:style>
    <style:style style:name="P17" style:family="paragraph" style:parent-style-name="Standard">
      <style:text-properties officeooo:rsid="00314573" officeooo:paragraph-rsid="003412e5"/>
    </style:style>
    <style:style style:name="P18" style:family="paragraph" style:parent-style-name="Standard">
      <style:text-properties officeooo:rsid="003412e5" officeooo:paragraph-rsid="003412e5"/>
    </style:style>
    <style:style style:name="P19" style:family="paragraph" style:parent-style-name="Standard">
      <style:text-properties officeooo:rsid="0036d29b" officeooo:paragraph-rsid="0036d29b"/>
    </style:style>
    <style:style style:name="P20" style:family="paragraph" style:parent-style-name="Standard">
      <style:text-properties officeooo:rsid="0036d29b" officeooo:paragraph-rsid="0036d29b"/>
    </style:style>
    <style:style style:name="P21" style:family="paragraph" style:parent-style-name="Standard">
      <style:text-properties officeooo:rsid="0036d29b" officeooo:paragraph-rsid="003e90fd"/>
    </style:style>
    <style:style style:name="P22" style:family="paragraph" style:parent-style-name="Standard">
      <style:text-properties officeooo:rsid="0036d29b" officeooo:paragraph-rsid="00440c2f"/>
    </style:style>
    <style:style style:name="P23" style:family="paragraph" style:parent-style-name="Standard">
      <style:text-properties officeooo:rsid="0036d29b" officeooo:paragraph-rsid="004e0c3f"/>
    </style:style>
    <style:style style:name="P24" style:family="paragraph" style:parent-style-name="Standard">
      <style:text-properties officeooo:rsid="002026f6" officeooo:paragraph-rsid="002026f6"/>
    </style:style>
    <style:style style:name="P25" style:family="paragraph" style:parent-style-name="Standard">
      <style:text-properties officeooo:rsid="002026f6" officeooo:paragraph-rsid="001f9c05"/>
    </style:style>
    <style:style style:name="P26" style:family="paragraph" style:parent-style-name="Standard">
      <style:text-properties officeooo:rsid="002026f6" officeooo:paragraph-rsid="004e0c3f"/>
    </style:style>
    <style:style style:name="P27" style:family="paragraph" style:parent-style-name="Standard">
      <style:text-properties officeooo:rsid="003e90fd" officeooo:paragraph-rsid="003e90fd"/>
    </style:style>
    <style:style style:name="P28" style:family="paragraph" style:parent-style-name="Standard">
      <style:text-properties officeooo:rsid="003e90fd" officeooo:paragraph-rsid="004e0c3f"/>
    </style:style>
    <style:style style:name="P29" style:family="paragraph" style:parent-style-name="Standard">
      <style:text-properties officeooo:rsid="00441c47" officeooo:paragraph-rsid="00441c47"/>
    </style:style>
    <style:style style:name="P30" style:family="paragraph" style:parent-style-name="Standard">
      <style:text-properties officeooo:rsid="00441c47" officeooo:paragraph-rsid="0044a90a"/>
    </style:style>
    <style:style style:name="P31" style:family="paragraph" style:parent-style-name="Standard">
      <style:text-properties officeooo:rsid="00441c47" officeooo:paragraph-rsid="00470970"/>
    </style:style>
    <style:style style:name="P32" style:family="paragraph" style:parent-style-name="Standard">
      <style:text-properties officeooo:rsid="00441c47" officeooo:paragraph-rsid="004e0c3f"/>
    </style:style>
    <style:style style:name="P33" style:family="paragraph" style:parent-style-name="Standard">
      <style:text-properties officeooo:rsid="002a9cd5" officeooo:paragraph-rsid="002a9cd5"/>
    </style:style>
    <style:style style:name="P34" style:family="paragraph" style:parent-style-name="Standard">
      <style:text-properties officeooo:rsid="002a9cd5" officeooo:paragraph-rsid="004e0c3f"/>
    </style:style>
    <style:style style:name="P35" style:family="paragraph" style:parent-style-name="Standard">
      <style:text-properties officeooo:rsid="0044a90a" officeooo:paragraph-rsid="00455f18"/>
    </style:style>
    <style:style style:name="P36" style:family="paragraph" style:parent-style-name="Standard">
      <style:text-properties officeooo:rsid="0044a90a" officeooo:paragraph-rsid="004a89d9"/>
    </style:style>
    <style:style style:name="P37" style:family="paragraph" style:parent-style-name="Standard">
      <style:text-properties officeooo:rsid="001f9c05" officeooo:paragraph-rsid="004e0c3f"/>
    </style:style>
    <style:style style:name="P38" style:family="paragraph" style:parent-style-name="Standard">
      <style:text-properties officeooo:rsid="0023b25d" officeooo:paragraph-rsid="0023b25d"/>
    </style:style>
    <style:style style:name="P39" style:family="paragraph" style:parent-style-name="Standard">
      <style:text-properties officeooo:rsid="0023b25d" officeooo:paragraph-rsid="004e0c3f"/>
    </style:style>
    <style:style style:name="P40" style:family="paragraph" style:parent-style-name="Standard">
      <style:text-properties officeooo:rsid="00470970" officeooo:paragraph-rsid="00470970"/>
    </style:style>
    <style:style style:name="P41" style:family="paragraph" style:parent-style-name="Standard">
      <style:text-properties officeooo:rsid="00470970" officeooo:paragraph-rsid="004e0c3f"/>
    </style:style>
    <style:style style:name="P42" style:family="paragraph" style:parent-style-name="Standard">
      <style:text-properties officeooo:rsid="0026646f" officeooo:paragraph-rsid="00251162"/>
    </style:style>
    <style:style style:name="P43" style:family="paragraph" style:parent-style-name="Standard">
      <style:text-properties officeooo:rsid="0026646f" officeooo:paragraph-rsid="004e0c3f"/>
    </style:style>
    <style:style style:name="P44" style:family="paragraph" style:parent-style-name="Standard">
      <style:text-properties officeooo:rsid="0024701d" officeooo:paragraph-rsid="0024004d"/>
    </style:style>
    <style:style style:name="P45" style:family="paragraph" style:parent-style-name="Standard">
      <style:text-properties officeooo:rsid="0024701d" officeooo:paragraph-rsid="004e0c3f"/>
    </style:style>
    <style:style style:name="P46" style:family="paragraph" style:parent-style-name="Standard">
      <style:text-properties officeooo:rsid="0047dbbf" officeooo:paragraph-rsid="0047dbbf"/>
    </style:style>
    <style:style style:name="P47" style:family="paragraph" style:parent-style-name="Standard">
      <style:text-properties officeooo:rsid="0047dbbf" officeooo:paragraph-rsid="004e0c3f"/>
    </style:style>
    <style:style style:name="P48" style:family="paragraph" style:parent-style-name="Standard">
      <style:text-properties officeooo:rsid="0049ace9" officeooo:paragraph-rsid="004c2658"/>
    </style:style>
    <style:style style:name="P49" style:family="paragraph" style:parent-style-name="Standard">
      <style:text-properties officeooo:rsid="004a89d9" officeooo:paragraph-rsid="004a89d9"/>
    </style:style>
    <style:style style:name="P50" style:family="paragraph" style:parent-style-name="Standard">
      <style:text-properties officeooo:rsid="004a89d9" officeooo:paragraph-rsid="004e0c3f"/>
    </style:style>
    <style:style style:name="P51" style:family="paragraph" style:parent-style-name="Standard">
      <style:text-properties officeooo:rsid="0029a585" officeooo:paragraph-rsid="00270890"/>
    </style:style>
    <style:style style:name="P52" style:family="paragraph" style:parent-style-name="Standard">
      <style:text-properties officeooo:rsid="0029a585" officeooo:paragraph-rsid="004e0c3f"/>
    </style:style>
    <style:style style:name="P53" style:family="paragraph" style:parent-style-name="Standard">
      <style:text-properties officeooo:rsid="002b21a2" officeooo:paragraph-rsid="002a9cd5"/>
    </style:style>
    <style:style style:name="P54" style:family="paragraph" style:parent-style-name="Standard">
      <style:text-properties officeooo:rsid="002cd1b6" officeooo:paragraph-rsid="004e0c3f"/>
    </style:style>
    <style:style style:name="P55" style:family="paragraph" style:parent-style-name="Standard">
      <style:text-properties officeooo:rsid="002f6998" officeooo:paragraph-rsid="004e0c3f"/>
    </style:style>
    <style:style style:name="P56" style:family="paragraph" style:parent-style-name="Standard">
      <style:text-properties officeooo:rsid="003412e5" officeooo:paragraph-rsid="004e0c3f"/>
    </style:style>
    <style:style style:name="P57" style:family="paragraph" style:parent-style-name="Standard">
      <style:text-properties officeooo:rsid="00314573" officeooo:paragraph-rsid="004e0c3f"/>
    </style:style>
    <style:style style:name="P58" style:family="paragraph" style:parent-style-name="Standard">
      <style:text-properties officeooo:rsid="00270890" officeooo:paragraph-rsid="004e0c3f"/>
    </style:style>
    <style:style style:name="P59" style:family="paragraph" style:parent-style-name="Standard">
      <style:text-properties officeooo:rsid="004e0c3f" officeooo:paragraph-rsid="004e0c3f"/>
    </style:style>
    <style:style style:name="T1" style:family="text">
      <style:text-properties officeooo:rsid="002026f6"/>
    </style:style>
    <style:style style:name="T2" style:family="text">
      <style:text-properties officeooo:rsid="0024004d"/>
    </style:style>
    <style:style style:name="T3" style:family="text">
      <style:text-properties officeooo:rsid="002cd1b6"/>
    </style:style>
    <style:style style:name="T4" style:family="text">
      <style:text-properties officeooo:rsid="002e19f8"/>
    </style:style>
    <style:style style:name="T5" style:family="text">
      <style:text-properties officeooo:rsid="002f6998"/>
    </style:style>
    <style:style style:name="T6" style:family="text">
      <style:text-properties officeooo:rsid="00301627"/>
    </style:style>
    <style:style style:name="T7" style:family="text">
      <style:text-properties officeooo:rsid="00328ada"/>
    </style:style>
    <style:style style:name="T8" style:family="text">
      <style:text-properties officeooo:rsid="003412e5"/>
    </style:style>
    <style:style style:name="T9" style:family="text">
      <style:text-properties officeooo:rsid="00353bed"/>
    </style:style>
    <style:style style:name="T10" style:family="text">
      <style:text-properties officeooo:rsid="0035b207"/>
    </style:style>
    <style:style style:name="T11" style:family="text">
      <style:text-properties officeooo:rsid="0039d8ed"/>
    </style:style>
    <style:style style:name="T12" style:family="text">
      <style:text-properties officeooo:rsid="003b398c"/>
    </style:style>
    <style:style style:name="T13" style:family="text">
      <style:text-properties officeooo:rsid="003d25f5"/>
    </style:style>
    <style:style style:name="T14" style:family="text">
      <style:text-properties officeooo:rsid="003e90fd"/>
    </style:style>
    <style:style style:name="T15" style:family="text">
      <style:text-properties officeooo:rsid="003f5a72"/>
    </style:style>
    <style:style style:name="T16" style:family="text">
      <style:text-properties officeooo:rsid="0041561c"/>
    </style:style>
    <style:style style:name="T17" style:family="text">
      <style:text-properties officeooo:rsid="00426e5f"/>
    </style:style>
    <style:style style:name="T18" style:family="text">
      <style:text-properties officeooo:rsid="0042abf3"/>
    </style:style>
    <style:style style:name="T19" style:family="text">
      <style:text-properties officeooo:rsid="0043a42c"/>
    </style:style>
    <style:style style:name="T20" style:family="text">
      <style:text-properties officeooo:rsid="00440c2f"/>
    </style:style>
    <style:style style:name="T21" style:family="text">
      <style:text-properties officeooo:rsid="00441c47"/>
    </style:style>
    <style:style style:name="T22" style:family="text">
      <style:text-properties officeooo:rsid="0044a90a"/>
    </style:style>
    <style:style style:name="T23" style:family="text">
      <style:text-properties officeooo:rsid="00455f18"/>
    </style:style>
    <style:style style:name="T24" style:family="text">
      <style:text-properties officeooo:rsid="00466327"/>
    </style:style>
    <style:style style:name="T25" style:family="text">
      <style:text-properties officeooo:rsid="0047dbbf"/>
    </style:style>
    <style:style style:name="T26" style:family="text">
      <style:text-properties officeooo:rsid="004a89d9"/>
    </style:style>
    <style:style style:name="T27" style:family="text">
      <style:text-properties officeooo:rsid="004c2658"/>
    </style:style>
    <style:style style:name="T28" style:family="text">
      <style:text-properties officeooo:rsid="004d7545"/>
    </style:style>
    <style:style style:name="T29" style:family="text">
      <style:text-properties officeooo:rsid="004e0c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ktanalyse:</text:p>
      <text:p text:style-name="P53"/>
      <text:p text:style-name="P12">Es gibt vie<text:span text:style-name="T29">l</text:span>e unterschiedliche Angebote, hauptsächlich an Erwachsene gerichtet.</text:p>
      <text:p text:style-name="P12">Die Suche nach speziell für Kinder entwickelte Apps ist Schwer. Die Liste des <text:span text:style-name="T3">Bundesgesundheitsministeriums enthält hilfreiche und Apps zum Thema auf, doch die wenigen Apps, direkt an </text:span><text:span text:style-name="T9">K</text:span><text:span text:style-name="T3">inder gerichtet, sind im Google Play Store oder bei</text:span><text:span text:style-name="T9">m Recherchieren per Suchmaschine</text:span><text:span text:style-name="T3"> nicht zu finden [Liste_BGM]. </text:span><text:span text:style-name="T9">Allgemein ist die Recherche nach kindgerechten, wissen</text:span><text:span text:style-name="T10">s</text:span><text:span text:style-name="T9">-vermittelnden Apps für Kinder schwer, </text:span><text:span text:style-name="T13">und </text:span><text:span text:style-name="T21">die meisten </text:span><text:span text:style-name="T13">sind eher an Kindergartenkinder gerichtet.</text:span></text:p>
      <text:p text:style-name="P12"/>
      <text:p text:style-name="P13">Nur 1 App <text:span text:style-name="T10">von der Liste des Bundes-Gesundheits-Ministeriums konnte bei der Recherche gefunden werden</text:span>, <text:span text:style-name="T10">die „Klein Monster Spiele kostenlos“ App</text:span> [Klein_Monster_App]. <text:span text:style-name="T4">Sie ist sehr simpel gehalten und versucht den Unterschied zwischen eher Gesunden und Ungesunden Nahrungsmitteln zu zeigen, indem man ein Monster füttert und es entsprechend reagiert (traurig wenn ungesund, glücklich wenn gesund)</text:span>. <text:span text:style-name="T4">Die App ist im Google Play Store zu finden und Kostenlos.</text:span></text:p>
      <text:p text:style-name="P14">Eine weitere App ist „Kibalou“, entwickelt im Auftrag von der „Techniker Krankenkasse“. Sie ist für iOS und PC erhältlich und Kostenlos <text:span text:style-name="T6">und man betitelt sie als „Serious Game“, da Wissen vermittelt wird</text:span>. Sie befasst sich allgemein mit Ernährungsbezogenen Themen, wie <text:s/><text:span text:style-name="T5">Bauernhof, Einkaufen, Kochen, Hände waschen, </text:span><text:span text:style-name="T6">usw</text:span><text:span text:style-name="T5">.</text:span> <text:s/><text:span text:style-name="T5">[Kibalou_Rheinl_Bildung].</text:span></text:p>
      <text:p text:style-name="P17">Die „Mein Essen – Für Kinder“ – App richtet sich an mindestens 4 Jahre alte Kinder, und kostet 2,99€ im Apple App Store [Mein_Essen_zmb]. Die App wird als anspruchsvoll bezeichnet und sollte daher lieber mit Begleitung von Erwachsenen benutzt werden. <text:span text:style-name="T7">Die App vermittelt spielerisch Wissen zu verschiedenen Ernährungsthemen, wie zum Beispiel Verdauung oder Nährstoffe. Zudem wird </text:span><text:span text:style-name="T8">Kindern </text:span><text:span text:style-name="T7">interaktiv </text:span><text:span text:style-name="T8">Essen nahe gebracht, zum Beispiel beim Erstellen eines Sandwichs, wobei man die Zutaten speichern kann um es selbst nachzumachen [Mein_Essen_Kinderleicht].</text:span></text:p>
      <text:p text:style-name="P21">Eine App zur Unterstützung von Kitas ist „KiCo“ [KiCo_Smartcity] [KiCo_Contilia]. <text:span text:style-name="T11">Sie ist noch in der Testphase, </text:span><text:span text:style-name="T12">aber Experten wurden bei der Entwicklung mit einbezogen. </text:span></text:p>
      <text:p text:style-name="P22"><text:span text:style-name="T14">Zusätzlich gibt es unterstützende „analoge“ </text:span><text:span text:style-name="T16">und digitale</text:span><text:span text:style-name="T14"> Medien für Ernährungsbildung </text:span><text:span text:style-name="T15">von der Bundesanstalt für Landwirtschaft und Ernährung [</text:span><text:span text:style-name="T14">BLE_Ernährungsbildun</text:span><text:span text:style-name="T15">g][</text:span><text:span text:style-name="T14">BLE_Medienservice</text:span><text:span text:style-name="T15">]. </text:span><text:span text:style-name="T16">Viele Angebote sind kostenlos und richten sich an sämtliche Zielgruppen, zum Beispiel Erwachsene, Eltern mit Kleinkindern, Personal von Kitas, oder Lehrer an Schulen. </text:span><text:span text:style-name="T17">Es wird sowohl digital mit pdf-Dateien als auch mit Postern zum aufhängen gearbeitet. </text:span><text:span text:style-name="T18">Die Medien sind </text:span><text:span text:style-name="T19">allgemein sehr textuell gestaltet, jedoch auch mit Bildern, </text:span><text:span text:style-name="T20">Experimenten oder Videoclips</text:span><text:span text:style-name="T19">. Primär geht es darum Wissen </text:span><text:span text:style-name="T20">mit Hilfe</text:span><text:span text:style-name="T19"> eine</text:span><text:span text:style-name="T20">r</text:span><text:span text:style-name="T19"> Lehrperson zu vermitteln. An </text:span><text:span text:style-name="T20">welche Gruppe</text:span><text:span text:style-name="T19"> sich ein Medienpaket richtet, wird nicht </text:span><text:span text:style-name="T20">explizit </text:span><text:span text:style-name="T19">erwähnt.</text:span></text:p>
      <text:p text:style-name="P19"/>
      <text:p text:style-name="P19"/>
      <text:p text:style-name="P30">Eine App richtet sich nur bedingt an Schüler, nämlich die Barcoo – App [Barcoo]. Die App scannt den Barcode von Lebensmitteln und liefert <text:span text:style-name="T22">unter anderem grafisch gewertete </text:span>Informationen über d<text:span text:style-name="T22">ie Nährstoffe. </text:span>Auf der Website „Techblog Schule“ wird die App i<text:span text:style-name="T22">n folgendem</text:span> Zusammenhang erwähnt, <text:span text:style-name="T22">dass Schüler die Aufgabe bekommen könnten, mit der App einen Tag ihre Ernährung aufzuzeichnen [</text:span>Barcoo_techblog_schule<text:span text:style-name="T22">]. Die App ist also nicht wirklich an Schüler gerichtet.</text:span></text:p>
      <text:p text:style-name="P40">Digitale Lernplattformen wie zum Beispiel Scoyo, richten sich an Schulkinder jeglicher Altersstufe, jedoch sind im Bildungsprogramm <text:span text:style-name="T25">von Scoyo </text:span>keine Kurse über Ernährung zu finden, sondern nur „klassischer Unterrichtsstoff“ [Scoyo].</text:p>
      <text:p text:style-name="P48">Ein analoges Medium, welches sich an Schüler richtet, ist der Ernährungskompass [<text:span text:style-name="T25">Ernährungskompass</text:span>]. Dies ist ein Heft, welches spielerisch die Welt der Ernährung an Grund- und Förderschüler heranträgt und von Lehrern verwendet werden soll. <text:span text:style-name="T26">Auf der Website des Ernährungskompass findet man unter dem Reiter „Digitales Klassenzimmer“ einige Videos zum Selbermachen oder ein Hörbuch. </text:span><text:span text:style-name="T27">Auch Online Lernspiele findet man hier, welche sehr simpel gehalten sind und sich an Grundschüler richten</text:span><text:span text:style-name="T26"> [Ernährungskompass_Digital].</text:span></text:p>
      <text:p text:style-name="P31"/>
      <text:p text:style-name="P30"><text:soft-page-break/></text:p>
      <text:p text:style-name="P35">Zusammenfassend kann man sagen, dass durchaus viele Medien <text:span text:style-name="T23">und Apps</text:span> über Ernährung <text:span text:style-name="T23">allgemein</text:span> frei verfügbar sind. Darunter fallen hauptsächlich Informations-Flyer oder Apps, welche an Erwachsene gerichtet sind. </text:p>
      <text:p text:style-name="P36">Auch <text:span text:style-name="T23">für</text:span> Ernährungsbildung <text:span text:style-name="T23">sind </text:span>Apps und andere Medien vorhanden, <text:span text:style-name="T23">vor allem sind sie an </text:span><text:span text:style-name="T24">Erwachsene gerichtet, </text:span>auch für Kinderg<text:span text:style-name="T23">a</text:span>rten<text:span text:style-name="T23">personal oder Kleinkinder</text:span>. Doch für Schüler ist im Vergleich weniger Material zu finden. Vor allem ist bei der Recherchen <text:span text:style-name="T28">fast</text:span><text:span text:style-name="T27"> kein</text:span> technisches System zu finden, welches explizit an Schulkinder gerichtet ist.<text:span text:style-name="T24"> </text:span><text:span text:style-name="T28">Das Online-Klassenzimmer des Ernährungskompass ist eher ergänzend anzusehen, da es hauptsächlich um das Heft geht</text:span><text:span text:style-name="T24">. </text:span></text:p>
      <text:p text:style-name="P35"/>
      <text:p text:style-name="P54"/>
      <text:p text:style-name="P54"/>
      <text:p text:style-name="P54"/>
      <text:p text:style-name="P54"/>
      <text:p text:style-name="P54"/>
      <text:p text:style-name="P54"/>
      <text:p text:style-name="P54"/>
      <text:p text:style-name="P54"/>
      <text:p text:style-name="P54"/>
      <text:p text:style-name="P54"/>
      <text:p text:style-name="P59">Quellen:</text:p>
      <text:p text:style-name="P54"/>
      <text:p text:style-name="P54">Liste_BGM</text:p>
      <text:p text:style-name="P37"><text:a xlink:type="simple" xlink:href="https://www.bundesgesundheitsministerium.de/fileadmin/Dateien/5_Publikationen/Praevention/Berichte/4_4_3_Gesundheits-Apps.pdf" text:style-name="Internet_20_link" text:visited-style-name="Visited_20_Internet_20_Link">https://www.bundesgesundheitsministerium.de/fileadmin/Dateien/5_Publikationen/Praevention/Berichte/4_4_3_Gesundheits-Apps.pdf</text:a></text:p>
      <text:p text:style-name="P37"/>
      <text:p text:style-name="P54">Klein_Monster_App</text:p>
      <text:p text:style-name="P37"><text:a xlink:type="simple" xlink:href="https://m.apkpure.com/de/little-yum-yum-baby-food-game/by.alfasoft.CleverKidYumYum" text:style-name="Internet_20_link" text:visited-style-name="Visited_20_Internet_20_Link">https://m.apkpure.com/de/little-yum-yum-baby-food-game/by.alfasoft.CleverKidYumYum</text:a></text:p>
      <text:p text:style-name="P26"/>
      <text:p text:style-name="P28">BLE_Ernährungsbildung</text:p>
      <text:p text:style-name="P26"><text:a xlink:type="simple" xlink:href="https://www.ble.de/SharedDocs/Pressemitteilungen/DE/2021/210505_Ernaehrungsbildung.html" text:style-name="Internet_20_link" text:visited-style-name="Visited_20_Internet_20_Link">https://www.ble.de/SharedDocs/Pressemitteilungen/DE/2021/210505_Ernaehrungsbildung.html</text:a></text:p>
      <text:p text:style-name="P26"/>
      <text:p text:style-name="P28">BLE_Medienservice</text:p>
      <text:p text:style-name="P26"><text:a xlink:type="simple" xlink:href="https://www.ble-medienservice.de/" text:style-name="Internet_20_link" text:visited-style-name="Visited_20_Internet_20_Link">https://www.ble-medienservice.de</text:a></text:p>
      <text:p text:style-name="P39"/>
      <text:p text:style-name="P41">Scoyo</text:p>
      <text:p text:style-name="P39"><text:a xlink:type="simple" xlink:href="https://www.scoyo.de/faecher/biologie/" text:style-name="Internet_20_link" text:visited-style-name="Visited_20_Internet_20_Link">https://www.scoyo.de/faecher/biologie/</text:a></text:p>
      <text:p text:style-name="P39"/>
      <text:p text:style-name="P47">Ernährungskompass</text:p>
      <text:p text:style-name="P39"><text:a xlink:type="simple" xlink:href="https://www.der-ernaehrungskompass.de/?gclid=CjwKCAjwysipBhBXEiwApJOcu7vsFRjjHAUmGeDG6hC1xrWDd68Mkx10ZsahQgAgonM8xLxBIagscRoCahsQAvD_BwE" text:style-name="Internet_20_link" text:visited-style-name="Visited_20_Internet_20_Link">https://www.der-ernaehrungskompass.de/?gclid=CjwKCAjwysipBhBXEiwApJOcu7vsFRjjHAUmGeDG6hC1xrWDd68Mkx10ZsahQgAgonM8xLxBIagscRoCahsQAvD_BwE</text:a></text:p>
      <text:p text:style-name="P45"/>
      <text:p text:style-name="P50">Ernährungskompass_Digital</text:p>
      <text:p text:style-name="P45"><text:a xlink:type="simple" xlink:href="https://www.baywastiftung.de/digitalesklassenzimmer" text:style-name="Internet_20_link" text:visited-style-name="Visited_20_Internet_20_Link">https://www.baywastiftung.de/digitalesklassenzimmer</text:a></text:p>
      <text:p text:style-name="P45"/>
      <text:p text:style-name="P55">Kibalou_Techniker</text:p>
      <text:p text:style-name="P45"><text:a xlink:type="simple" xlink:href="https://kibalou.app/" text:style-name="Internet_20_link" text:visited-style-name="Visited_20_Internet_20_Link">https://kibalou.app</text:a></text:p>
      <text:p text:style-name="P45"/>
      <text:p text:style-name="P55">Kibalou_Rheinl_Bildung</text:p>
      <text:p text:style-name="P45"><text:a xlink:type="simple" xlink:href="https://kita.rlp.de/de/aktuelles/aktuelle-nachrichten/news/News/detail/wie-geht-gesundheit-neue-kinder-app-kibalou-vermittelt-wissen-zu-ernaehrung-gesundheit-und-hygien/" text:style-name="Internet_20_link" text:visited-style-name="Visited_20_Internet_20_Link">https://kita.rlp.de/de/aktuelles/aktuelle-nachrichten/news/News/detail/wie-geht-gesundheit-neue-kinder-app-kibalou-vermittelt-wissen-zu-ernaehrung-gesundheit-und-hygien/</text:a></text:p>
      <text:p text:style-name="P43"><text:soft-page-break/></text:p>
      <text:p text:style-name="P56">Mein_Essen_Kinderleicht</text:p>
      <text:p text:style-name="P43"><text:a xlink:type="simple" xlink:href="https://kinderleicht.berlin/das-ist-mein-essen/" text:style-name="Internet_20_link" text:visited-style-name="Visited_20_Internet_20_Link">https://kinderleicht.berlin/das-ist-mein-essen/</text:a></text:p>
      <text:p text:style-name="P43"/>
      <text:p text:style-name="P57"/>
      <text:p text:style-name="P57"/>
      <text:p text:style-name="P57"/>
      <text:p text:style-name="P57">Mein_Essen_zmb</text:p>
      <text:p text:style-name="P58"><text:a xlink:type="simple" xlink:href="https://medien-und-bildung.lvr.de/de/unser_angebot/medienzentrum_duesseldorf/medita_duesseldorf/apps_fuer_den_einsatz_in_der_kita/mein_essen___fuer_kinder/mein_essen___fuer_kinder.html" text:style-name="Internet_20_link" text:visited-style-name="Visited_20_Internet_20_Link">https://medien-und-bildung.lvr.de/de/unser_angebot/medienzentrum_duesseldorf/medita_duesseldorf/apps_fuer_den_einsatz_in_der_kita/mein_essen___fuer_kinder/mein_essen___fuer_kinder.html</text:a></text:p>
      <text:p text:style-name="P52"/>
      <text:p text:style-name="P23">KiCo_Smartcity</text:p>
      <text:p text:style-name="P52"><text:a xlink:type="simple" xlink:href="https://unsere-smartcity-essen.de/projekte/kico-app-gesund-mit-spass/" text:style-name="Internet_20_link" text:visited-style-name="Visited_20_Internet_20_Link">https://unsere-smartcity-essen.de/projekte/kico-app-gesund-mit-spass/</text:a></text:p>
      <text:p text:style-name="P52"/>
      <text:p text:style-name="P23">KiCo_Contilia</text:p>
      <text:p text:style-name="P52"><text:a xlink:type="simple" xlink:href="https://www.contilia.de/nachrichten-uebersicht/nachrichten-detailseite/ein-jahr-kico-app.html#EINBLICKE" text:style-name="Internet_20_link" text:visited-style-name="Visited_20_Internet_20_Link">https://www.contilia.de/nachrichten-uebersicht/nachrichten-detailseite/ein-jahr-kico-app.html#EINBLICKE</text:a></text:p>
      <text:p text:style-name="P34"/>
      <text:p text:style-name="P32">Barcoo</text:p>
      <text:p text:style-name="P34"><text:a xlink:type="simple" xlink:href="https://apps.apple.com/de/app/barcoo-qr-barcode-scanner/id339525465" text:style-name="Internet_20_link" text:visited-style-name="Visited_20_Internet_20_Link">https://apps.apple.com/de/app/barcoo-qr-barcode-scanner/id339525465</text:a></text:p>
      <text:p text:style-name="P32">Scanner, ipad, umsonst</text:p>
      <text:p text:style-name="P34"/>
      <text:p text:style-name="P32">Barcoo_techblog_schule</text:p>
      <text:p text:style-name="P34"><text:a xlink:type="simple" xlink:href="https://techblog-schule.de/unterricht/ernaehrungslehre-mit-app-4" text:style-name="Internet_20_link" text:visited-style-name="Visited_20_Internet_20_Link">https://techblog-schule.de/unterricht/ernaehrungslehre-mit-app-4</text:a></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5:21:28.775000000</meta:creation-date>
    <dc:date>2023-10-24T20:02:31.643000000</dc:date>
    <meta:editing-duration>PT9M10S</meta:editing-duration>
    <meta:editing-cycles>6</meta:editing-cycles>
    <meta:generator>LibreOffice/7.5.0.3$Windows_X86_64 LibreOffice_project/c21113d003cd3efa8c53188764377a8272d9d6de</meta:generator>
    <meta:document-statistic meta:table-count="0" meta:image-count="0" meta:object-count="0" meta:page-count="4" meta:paragraph-count="45" meta:word-count="662" meta:character-count="6168" meta:non-whitespace-character-count="5543"/>
  </office:meta>
</office:document-meta>
</file>